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2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6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7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8" style:family="table-cell" style:parent-style-name="Default" style:data-style-name="N60">
      <style:table-cell-properties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, constant Spacing dx=dy=0.005, summation density, leapfrog autom. Dt , simu time~0.2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number-columns-repeated="996"/>
        </table:table-row>
        <table:table-row table:style-name="ro1">
          <table:table-cell table:style-name="ce5" office:value-type="string">
            <text:p>supLen</text:p>
          </table:table-cell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6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30" office:value-type="string">
            <text:p>Linf_e3</text:p>
          </table:table-cell>
          <table:table-cell table:style-name="ce26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30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0230456">
            <text:p>2.30E-002</text:p>
          </table:table-cell>
          <table:table-cell office:value-type="float" office:value="0.0585082">
            <text:p>5.85E-002</text:p>
          </table:table-cell>
          <table:table-cell office:value-type="float" office:value="0.0342358">
            <text:p>3.42E-002</text:p>
          </table:table-cell>
          <table:table-cell table:style-name="ce13" office:value-type="float" office:value="0.045417">
            <text:p>4.54E-002</text:p>
          </table:table-cell>
          <table:table-cell office:value-type="float" office:value="0.140347">
            <text:p>1.40E-001</text:p>
          </table:table-cell>
          <table:table-cell office:value-type="float" office:value="0.0871195">
            <text:p>8.71E-002</text:p>
          </table:table-cell>
          <table:table-cell office:value-type="float" office:value="0.166777">
            <text:p>1.67E-001</text:p>
          </table:table-cell>
          <table:table-cell table:style-name="ce13" office:value-type="float" office:value="0.967906">
            <text:p>9.68E-001</text:p>
          </table:table-cell>
          <table:table-cell table:style-name="ce22" office:value-type="float" office:value="0.454877">
            <text:p>4.55E-001</text:p>
          </table:table-cell>
          <table:table-cell table:style-name="ce27" office:value-type="float" office:value="0.0766373">
            <text:p>7.66E-002</text:p>
          </table:table-cell>
          <table:table-cell office:value-type="float" office:value="0.11156">
            <text:p>1.12E-001</text:p>
          </table:table-cell>
          <table:table-cell table:style-name="ce13" office:value-type="float" office:value="0.0526639">
            <text:p>5.27E-002</text:p>
          </table:table-cell>
          <table:table-cell table:style-name="ce13" office:value-type="float" office:value="0.0847725">
            <text:p>8.48E-002</text:p>
          </table:table-cell>
          <table:table-cell table:style-name="ce13" office:value-type="float" office:value="0.126051">
            <text:p>1.26E-001</text:p>
          </table:table-cell>
          <table:table-cell table:style-name="ce13" office:value-type="float" office:value="0.056686">
            <text:p>5.67E-002</text:p>
          </table:table-cell>
          <table:table-cell table:style-name="ce13" office:value-type="float" office:value="0.114518">
            <text:p>1.15E-001</text:p>
          </table:table-cell>
          <table:table-cell table:style-name="ce13" office:value-type="float" office:value="0.200376">
            <text:p>2.00E-001</text:p>
          </table:table-cell>
          <table:table-cell table:style-name="ce22" office:value-type="float" office:value="0.0872812">
            <text:p>8.73E-002</text:p>
          </table:table-cell>
          <table:table-cell table:style-name="ce27" office:value-type="float" office:value="0.010344">
            <text:p>1.03E-002</text:p>
          </table:table-cell>
          <table:table-cell table:style-name="ce13" office:value-type="float" office:value="0.0603956">
            <text:p>6.04E-002</text:p>
          </table:table-cell>
          <table:table-cell table:style-name="ce13" office:value-type="float" office:value="0.0300673">
            <text:p>3.01E-002</text:p>
          </table:table-cell>
          <table:table-cell table:style-name="ce13" office:value-type="float" office:value="0.0159236">
            <text:p>1.59E-002</text:p>
          </table:table-cell>
          <table:table-cell table:style-name="ce13" office:value-type="float" office:value="0.0830165">
            <text:p>8.30E-002</text:p>
          </table:table-cell>
          <table:table-cell table:style-name="ce13" office:value-type="float" office:value="0.0392491">
            <text:p>3.92E-002</text:p>
          </table:table-cell>
          <table:table-cell table:style-name="ce13" office:value-type="float" office:value="0.0729801">
            <text:p>7.30E-002</text:p>
          </table:table-cell>
          <table:table-cell table:style-name="ce13" office:value-type="float" office:value="0.358296">
            <text:p>3.58E-001</text:p>
          </table:table-cell>
          <table:table-cell table:style-name="ce22" office:value-type="float" office:value="0.161608">
            <text:p>1.62E-001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791914">
            <text:p>7.92E-003</text:p>
          </table:table-cell>
          <table:table-cell office:value-type="float" office:value="0.0213311">
            <text:p>2.13E-002</text:p>
          </table:table-cell>
          <table:table-cell office:value-type="float" office:value="0.0113685">
            <text:p>1.14E-002</text:p>
          </table:table-cell>
          <table:table-cell table:style-name="ce13" office:value-type="float" office:value="0.0155264">
            <text:p>1.55E-002</text:p>
          </table:table-cell>
          <table:table-cell office:value-type="float" office:value="0.055981">
            <text:p>5.60E-002</text:p>
          </table:table-cell>
          <table:table-cell office:value-type="float" office:value="0.0302929">
            <text:p>3.03E-002</text:p>
          </table:table-cell>
          <table:table-cell office:value-type="float" office:value="0.0822132">
            <text:p>8.22E-002</text:p>
          </table:table-cell>
          <table:table-cell table:style-name="ce13" office:value-type="float" office:value="0.415737">
            <text:p>4.16E-001</text:p>
          </table:table-cell>
          <table:table-cell table:style-name="ce22" office:value-type="float" office:value="0.269582">
            <text:p>2.70E-001</text:p>
          </table:table-cell>
          <table:table-cell table:style-name="ce27" office:value-type="float" office:value="0.0126255">
            <text:p>1.26E-002</text:p>
          </table:table-cell>
          <table:table-cell office:value-type="float" office:value="0.0159553">
            <text:p>1.60E-002</text:p>
          </table:table-cell>
          <table:table-cell table:style-name="ce13" office:value-type="float" office:value="0.00938157">
            <text:p>9.38E-003</text:p>
          </table:table-cell>
          <table:table-cell table:style-name="ce13" office:value-type="float" office:value="0.0129135">
            <text:p>1.29E-002</text:p>
          </table:table-cell>
          <table:table-cell table:style-name="ce13" office:value-type="float" office:value="0.0179989">
            <text:p>1.80E-002</text:p>
          </table:table-cell>
          <table:table-cell table:style-name="ce13" office:value-type="float" office:value="0.0106173">
            <text:p>1.06E-002</text:p>
          </table:table-cell>
          <table:table-cell table:style-name="ce13" office:value-type="float" office:value="0.0182439">
            <text:p>1.82E-002</text:p>
          </table:table-cell>
          <table:table-cell table:style-name="ce13" office:value-type="float" office:value="0.0331085">
            <text:p>3.31E-002</text:p>
          </table:table-cell>
          <table:table-cell table:style-name="ce22" office:value-type="float" office:value="0.0269043">
            <text:p>2.69E-002</text:p>
          </table:table-cell>
          <table:table-cell table:style-name="ce27" office:value-type="float" office:value="0.00204268">
            <text:p>2.04E-003</text:p>
          </table:table-cell>
          <table:table-cell table:style-name="ce13" office:value-type="float" office:value="0.0129638">
            <text:p>1.30E-002</text:p>
          </table:table-cell>
          <table:table-cell table:style-name="ce13" office:value-type="float" office:value="0.00652373">
            <text:p>6.52E-003</text:p>
          </table:table-cell>
          <table:table-cell table:style-name="ce13" office:value-type="float" office:value="0.00247125">
            <text:p>2.47E-003</text:p>
          </table:table-cell>
          <table:table-cell table:style-name="ce13" office:value-type="float" office:value="0.0155118">
            <text:p>1.55E-002</text:p>
          </table:table-cell>
          <table:table-cell table:style-name="ce13" office:value-type="float" office:value="0.00770666">
            <text:p>7.71E-003</text:p>
          </table:table-cell>
          <table:table-cell table:style-name="ce13" office:value-type="float" office:value="0.00590452">
            <text:p>5.90E-003</text:p>
          </table:table-cell>
          <table:table-cell table:style-name="ce13" office:value-type="float" office:value="0.0422651">
            <text:p>4.23E-002</text:p>
          </table:table-cell>
          <table:table-cell table:style-name="ce22" office:value-type="float" office:value="0.0223743">
            <text:p>2.24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0641288">
            <text:p>6.41E-003</text:p>
          </table:table-cell>
          <table:table-cell office:value-type="float" office:value="0.0180369">
            <text:p>1.80E-002</text:p>
          </table:table-cell>
          <table:table-cell office:value-type="float" office:value="0.0115914">
            <text:p>1.16E-002</text:p>
          </table:table-cell>
          <table:table-cell table:style-name="ce13" office:value-type="float" office:value="0.013295">
            <text:p>1.33E-002</text:p>
          </table:table-cell>
          <table:table-cell office:value-type="float" office:value="0.0615702">
            <text:p>6.16E-002</text:p>
          </table:table-cell>
          <table:table-cell office:value-type="float" office:value="0.0350714">
            <text:p>3.51E-002</text:p>
          </table:table-cell>
          <table:table-cell office:value-type="float" office:value="0.0726337">
            <text:p>7.26E-002</text:p>
          </table:table-cell>
          <table:table-cell table:style-name="ce13" office:value-type="float" office:value="0.529701">
            <text:p>5.30E-001</text:p>
          </table:table-cell>
          <table:table-cell table:style-name="ce22" office:value-type="float" office:value="0.327096">
            <text:p>3.27E-001</text:p>
          </table:table-cell>
          <table:table-cell table:style-name="ce27" office:value-type="float" office:value="0.00277583">
            <text:p>2.78E-003</text:p>
          </table:table-cell>
          <table:table-cell office:value-type="float" office:value="0.00673105">
            <text:p>6.73E-003</text:p>
          </table:table-cell>
          <table:table-cell table:style-name="ce13" office:value-type="float" office:value="0.00210907">
            <text:p>2.11E-003</text:p>
          </table:table-cell>
          <table:table-cell table:style-name="ce13" office:value-type="float" office:value="0.00418661">
            <text:p>4.19E-003</text:p>
          </table:table-cell>
          <table:table-cell table:style-name="ce13" office:value-type="float" office:value="0.0111077">
            <text:p>1.11E-002</text:p>
          </table:table-cell>
          <table:table-cell table:style-name="ce13" office:value-type="float" office:value="0.0030017">
            <text:p>3.00E-003</text:p>
          </table:table-cell>
          <table:table-cell table:style-name="ce13" office:value-type="float" office:value="0.0105275">
            <text:p>1.05E-002</text:p>
          </table:table-cell>
          <table:table-cell table:style-name="ce13" office:value-type="float" office:value="0.0303442">
            <text:p>3.03E-002</text:p>
          </table:table-cell>
          <table:table-cell table:style-name="ce22" office:value-type="float" office:value="0.00739237">
            <text:p>7.39E-003</text:p>
          </table:table-cell>
          <table:table-cell table:style-name="ce27" office:value-type="float" office:value="0.00207663">
            <text:p>2.08E-003</text:p>
          </table:table-cell>
          <table:table-cell table:style-name="ce13" office:value-type="float" office:value="0.00620861">
            <text:p>6.21E-003</text:p>
          </table:table-cell>
          <table:table-cell table:style-name="ce13" office:value-type="float" office:value="0.00493957">
            <text:p>4.94E-003</text:p>
          </table:table-cell>
          <table:table-cell table:style-name="ce13" office:value-type="float" office:value="0.002398">
            <text:p>2.40E-003</text:p>
          </table:table-cell>
          <table:table-cell table:style-name="ce13" office:value-type="float" office:value="0.0102767">
            <text:p>1.03E-002</text:p>
          </table:table-cell>
          <table:table-cell table:style-name="ce13" office:value-type="float" office:value="0.00701301">
            <text:p>7.01E-003</text:p>
          </table:table-cell>
          <table:table-cell table:style-name="ce13" office:value-type="float" office:value="0.00468256">
            <text:p>4.68E-003</text:p>
          </table:table-cell>
          <table:table-cell table:style-name="ce13" office:value-type="float" office:value="0.034529">
            <text:p>3.45E-002</text:p>
          </table:table-cell>
          <table:table-cell table:style-name="ce22" office:value-type="float" office:value="0.0194266">
            <text:p>1.94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">
            <text:p>0.0300</text:p>
          </table:table-cell>
          <table:table-cell office:value-type="float" office:value="0.00775064">
            <text:p>7.75E-003</text:p>
          </table:table-cell>
          <table:table-cell office:value-type="float" office:value="0.0224244">
            <text:p>2.24E-002</text:p>
          </table:table-cell>
          <table:table-cell office:value-type="float" office:value="0.0143429">
            <text:p>1.43E-002</text:p>
          </table:table-cell>
          <table:table-cell table:style-name="ce13" office:value-type="float" office:value="0.0151796">
            <text:p>1.52E-002</text:p>
          </table:table-cell>
          <table:table-cell office:value-type="float" office:value="0.0742668">
            <text:p>7.43E-002</text:p>
          </table:table-cell>
          <table:table-cell office:value-type="float" office:value="0.0395739">
            <text:p>3.96E-002</text:p>
          </table:table-cell>
          <table:table-cell office:value-type="float" office:value="0.069567">
            <text:p>6.96E-002</text:p>
          </table:table-cell>
          <table:table-cell table:style-name="ce13" office:value-type="float" office:value="0.614362">
            <text:p>6.14E-001</text:p>
          </table:table-cell>
          <table:table-cell table:style-name="ce22" office:value-type="float" office:value="0.349668">
            <text:p>3.50E-001</text:p>
          </table:table-cell>
          <table:table-cell table:style-name="ce27" office:value-type="float" office:value="0.00806418">
            <text:p>8.06E-003</text:p>
          </table:table-cell>
          <table:table-cell office:value-type="float" office:value="0.0127526">
            <text:p>1.28E-002</text:p>
          </table:table-cell>
          <table:table-cell table:style-name="ce13" office:value-type="float" office:value="0.00584227">
            <text:p>5.84E-003</text:p>
          </table:table-cell>
          <table:table-cell table:style-name="ce13" office:value-type="float" office:value="0.00927971">
            <text:p>9.28E-003</text:p>
          </table:table-cell>
          <table:table-cell table:style-name="ce13" office:value-type="float" office:value="0.0178928">
            <text:p>1.79E-002</text:p>
          </table:table-cell>
          <table:table-cell table:style-name="ce13" office:value-type="float" office:value="0.00651405">
            <text:p>6.51E-003</text:p>
          </table:table-cell>
          <table:table-cell table:style-name="ce13" office:value-type="float" office:value="0.0179975">
            <text:p>1.80E-002</text:p>
          </table:table-cell>
          <table:table-cell table:style-name="ce13" office:value-type="float" office:value="0.0474316">
            <text:p>4.74E-002</text:p>
          </table:table-cell>
          <table:table-cell table:style-name="ce22" office:value-type="float" office:value="0.0125341">
            <text:p>1.25E-002</text:p>
          </table:table-cell>
          <table:table-cell table:style-name="ce27" office:value-type="float" office:value="0.00234568">
            <text:p>2.35E-003</text:p>
          </table:table-cell>
          <table:table-cell table:style-name="ce13" office:value-type="float" office:value="0.00789806">
            <text:p>7.90E-003</text:p>
          </table:table-cell>
          <table:table-cell table:style-name="ce13" office:value-type="float" office:value="0.00769894">
            <text:p>7.70E-003</text:p>
          </table:table-cell>
          <table:table-cell table:style-name="ce13" office:value-type="float" office:value="0.00263699">
            <text:p>2.64E-003</text:p>
          </table:table-cell>
          <table:table-cell table:style-name="ce13" office:value-type="float" office:value="0.011164">
            <text:p>1.12E-002</text:p>
          </table:table-cell>
          <table:table-cell table:style-name="ce13" office:value-type="float" office:value="0.00988637">
            <text:p>9.89E-003</text:p>
          </table:table-cell>
          <table:table-cell table:style-name="ce13" office:value-type="float" office:value="0.00426261">
            <text:p>4.26E-003</text:p>
          </table:table-cell>
          <table:table-cell table:style-name="ce13" office:value-type="float" office:value="0.0317714">
            <text:p>3.18E-002</text:p>
          </table:table-cell>
          <table:table-cell table:style-name="ce22" office:value-type="float" office:value="0.0214845">
            <text:p>2.15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0899206">
            <text:p>8.99E-003</text:p>
          </table:table-cell>
          <table:table-cell office:value-type="float" office:value="0.0265172">
            <text:p>2.65E-002</text:p>
          </table:table-cell>
          <table:table-cell office:value-type="float" office:value="0.0148855">
            <text:p>1.49E-002</text:p>
          </table:table-cell>
          <table:table-cell table:style-name="ce13" office:value-type="float" office:value="0.0167118">
            <text:p>1.67E-002</text:p>
          </table:table-cell>
          <table:table-cell office:value-type="float" office:value="0.0818516">
            <text:p>8.19E-002</text:p>
          </table:table-cell>
          <table:table-cell office:value-type="float" office:value="0.0349844">
            <text:p>3.50E-002</text:p>
          </table:table-cell>
          <table:table-cell office:value-type="float" office:value="0.0806146">
            <text:p>8.06E-002</text:p>
          </table:table-cell>
          <table:table-cell table:style-name="ce13" office:value-type="float" office:value="0.639007">
            <text:p>6.39E-001</text:p>
          </table:table-cell>
          <table:table-cell table:style-name="ce22" office:value-type="float" office:value="0.231057">
            <text:p>2.31E-001</text:p>
          </table:table-cell>
          <table:table-cell table:style-name="ce27" office:value-type="float" office:value="0.00524387">
            <text:p>5.24E-003</text:p>
          </table:table-cell>
          <table:table-cell office:value-type="float" office:value="0.0114352">
            <text:p>1.14E-002</text:p>
          </table:table-cell>
          <table:table-cell table:style-name="ce13" office:value-type="float" office:value="0.00457691">
            <text:p>4.58E-003</text:p>
          </table:table-cell>
          <table:table-cell table:style-name="ce13" office:value-type="float" office:value="0.00619828">
            <text:p>6.20E-003</text:p>
          </table:table-cell>
          <table:table-cell table:style-name="ce13" office:value-type="float" office:value="0.0138891">
            <text:p>1.39E-002</text:p>
          </table:table-cell>
          <table:table-cell table:style-name="ce13" office:value-type="float" office:value="0.0049863">
            <text:p>4.99E-003</text:p>
          </table:table-cell>
          <table:table-cell table:style-name="ce13" office:value-type="float" office:value="0.0115626">
            <text:p>1.16E-002</text:p>
          </table:table-cell>
          <table:table-cell table:style-name="ce13" office:value-type="float" office:value="0.0274966">
            <text:p>2.75E-002</text:p>
          </table:table-cell>
          <table:table-cell table:style-name="ce22" office:value-type="float" office:value="0.0082697">
            <text:p>8.27E-003</text:p>
          </table:table-cell>
          <table:table-cell table:style-name="ce27" office:value-type="float" office:value="0.00409493">
            <text:p>4.09E-003</text:p>
          </table:table-cell>
          <table:table-cell table:style-name="ce13" office:value-type="float" office:value="0.0128254">
            <text:p>1.28E-002</text:p>
          </table:table-cell>
          <table:table-cell table:style-name="ce13" office:value-type="float" office:value="0.00870748">
            <text:p>8.71E-003</text:p>
          </table:table-cell>
          <table:table-cell table:style-name="ce13" office:value-type="float" office:value="0.00439021">
            <text:p>4.39E-003</text:p>
          </table:table-cell>
          <table:table-cell table:style-name="ce13" office:value-type="float" office:value="0.016484">
            <text:p>1.65E-002</text:p>
          </table:table-cell>
          <table:table-cell table:style-name="ce13" office:value-type="float" office:value="0.0106589">
            <text:p>1.07E-002</text:p>
          </table:table-cell>
          <table:table-cell table:style-name="ce13" office:value-type="float" office:value="0.00614291">
            <text:p>6.14E-003</text:p>
          </table:table-cell>
          <table:table-cell table:style-name="ce13" office:value-type="float" office:value="0.0370892">
            <text:p>3.71E-002</text:p>
          </table:table-cell>
          <table:table-cell table:style-name="ce22" office:value-type="float" office:value="0.0245169">
            <text:p>2.45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103404">
            <text:p>1.03E-002</text:p>
          </table:table-cell>
          <table:table-cell office:value-type="float" office:value="0.0325933">
            <text:p>3.26E-002</text:p>
          </table:table-cell>
          <table:table-cell office:value-type="float" office:value="0.0166773">
            <text:p>1.67E-002</text:p>
          </table:table-cell>
          <table:table-cell table:style-name="ce13" office:value-type="float" office:value="0.0182736">
            <text:p>1.83E-002</text:p>
          </table:table-cell>
          <table:table-cell office:value-type="float" office:value="0.0960735">
            <text:p>9.61E-002</text:p>
          </table:table-cell>
          <table:table-cell office:value-type="float" office:value="0.0390633">
            <text:p>3.91E-002</text:p>
          </table:table-cell>
          <table:table-cell office:value-type="float" office:value="0.085012">
            <text:p>8.50E-002</text:p>
          </table:table-cell>
          <table:table-cell table:style-name="ce13" office:value-type="float" office:value="0.701772">
            <text:p>7.02E-001</text:p>
          </table:table-cell>
          <table:table-cell table:style-name="ce22" office:value-type="float" office:value="0.257007">
            <text:p>2.57E-001</text:p>
          </table:table-cell>
          <table:table-cell table:style-name="ce27" office:value-type="float" office:value="0.0038352">
            <text:p>3.84E-003</text:p>
          </table:table-cell>
          <table:table-cell office:value-type="float" office:value="0.0102224">
            <text:p>1.02E-002</text:p>
          </table:table-cell>
          <table:table-cell table:style-name="ce13" office:value-type="float" office:value="0.00284364">
            <text:p>2.84E-003</text:p>
          </table:table-cell>
          <table:table-cell table:style-name="ce13" office:value-type="float" office:value="0.00500809">
            <text:p>5.01E-003</text:p>
          </table:table-cell>
          <table:table-cell table:style-name="ce13" office:value-type="float" office:value="0.0151596">
            <text:p>1.52E-002</text:p>
          </table:table-cell>
          <table:table-cell table:style-name="ce13" office:value-type="float" office:value="0.00346015">
            <text:p>3.46E-003</text:p>
          </table:table-cell>
          <table:table-cell table:style-name="ce13" office:value-type="float" office:value="0.00980165">
            <text:p>9.80E-003</text:p>
          </table:table-cell>
          <table:table-cell table:style-name="ce13" office:value-type="float" office:value="0.0326553">
            <text:p>3.27E-002</text:p>
          </table:table-cell>
          <table:table-cell table:style-name="ce22" office:value-type="float" office:value="0.00722611">
            <text:p>7.23E-003</text:p>
          </table:table-cell>
          <table:table-cell table:style-name="ce27" office:value-type="float" office:value="0.00662521">
            <text:p>6.63E-003</text:p>
          </table:table-cell>
          <table:table-cell table:style-name="ce13" office:value-type="float" office:value="0.0233504">
            <text:p>2.34E-002</text:p>
          </table:table-cell>
          <table:table-cell table:style-name="ce13" office:value-type="float" office:value="0.00986325">
            <text:p>9.86E-003</text:p>
          </table:table-cell>
          <table:table-cell table:style-name="ce13" office:value-type="float" office:value="0.00714908">
            <text:p>7.15E-003</text:p>
          </table:table-cell>
          <table:table-cell table:style-name="ce13" office:value-type="float" office:value="0.0285392">
            <text:p>2.85E-002</text:p>
          </table:table-cell>
          <table:table-cell table:style-name="ce13" office:value-type="float" office:value="0.0104727">
            <text:p>1.05E-002</text:p>
          </table:table-cell>
          <table:table-cell table:style-name="ce13" office:value-type="float" office:value="0.0106328">
            <text:p>1.06E-002</text:p>
          </table:table-cell>
          <table:table-cell table:style-name="ce13" office:value-type="float" office:value="0.0593195">
            <text:p>5.93E-002</text:p>
          </table:table-cell>
          <table:table-cell table:style-name="ce22" office:value-type="float" office:value="0.0188095">
            <text:p>1.88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ce12" office:value-type="float" office:value="0.0115887">
            <text:p>1.16E-002</text:p>
          </table:table-cell>
          <table:table-cell table:style-name="ce12" office:value-type="float" office:value="0.0365263">
            <text:p>3.65E-002</text:p>
          </table:table-cell>
          <table:table-cell table:style-name="ce12" office:value-type="float" office:value="0.0185032">
            <text:p>1.85E-002</text:p>
          </table:table-cell>
          <table:table-cell table:style-name="ce12" office:value-type="float" office:value="0.0194631">
            <text:p>1.95E-002</text:p>
          </table:table-cell>
          <table:table-cell table:style-name="ce12" office:value-type="float" office:value="0.097086">
            <text:p>9.71E-002</text:p>
          </table:table-cell>
          <table:table-cell table:style-name="ce12" office:value-type="float" office:value="0.0415228">
            <text:p>4.15E-002</text:p>
          </table:table-cell>
          <table:table-cell table:style-name="ce12" office:value-type="float" office:value="0.0857849">
            <text:p>8.58E-002</text:p>
          </table:table-cell>
          <table:table-cell table:style-name="ce12" office:value-type="float" office:value="0.679004">
            <text:p>6.79E-001</text:p>
          </table:table-cell>
          <table:table-cell table:style-name="ce23" office:value-type="float" office:value="0.276684">
            <text:p>2.77E-001</text:p>
          </table:table-cell>
          <table:table-cell table:style-name="ce26" office:value-type="float" office:value="0.00652158">
            <text:p>6.52E-003</text:p>
          </table:table-cell>
          <table:table-cell table:style-name="ce12" office:value-type="float" office:value="0.0120018">
            <text:p>1.20E-002</text:p>
          </table:table-cell>
          <table:table-cell table:style-name="ce12" office:value-type="float" office:value="0.00525034">
            <text:p>5.25E-003</text:p>
          </table:table-cell>
          <table:table-cell table:style-name="ce12" office:value-type="float" office:value="0.00831908">
            <text:p>8.32E-003</text:p>
          </table:table-cell>
          <table:table-cell table:style-name="ce12" office:value-type="float" office:value="0.0167566">
            <text:p>1.68E-002</text:p>
          </table:table-cell>
          <table:table-cell table:style-name="ce12" office:value-type="float" office:value="0.00579159">
            <text:p>5.79E-003</text:p>
          </table:table-cell>
          <table:table-cell table:style-name="ce12" office:value-type="float" office:value="0.0141473">
            <text:p>1.41E-002</text:p>
          </table:table-cell>
          <table:table-cell table:style-name="ce12" office:value-type="float" office:value="0.0404455">
            <text:p>4.04E-002</text:p>
          </table:table-cell>
          <table:table-cell table:style-name="ce23" office:value-type="float" office:value="0.00916482">
            <text:p>9.16E-003</text:p>
          </table:table-cell>
          <table:table-cell table:style-name="ce26" office:value-type="float" office:value="0.00716611">
            <text:p>7.17E-003</text:p>
          </table:table-cell>
          <table:table-cell table:style-name="ce12" office:value-type="float" office:value="0.0281736">
            <text:p>2.82E-002</text:p>
          </table:table-cell>
          <table:table-cell table:style-name="ce12" office:value-type="float" office:value="0.0127253">
            <text:p>1.27E-002</text:p>
          </table:table-cell>
          <table:table-cell table:style-name="ce12" office:value-type="float" office:value="0.00808696">
            <text:p>8.09E-003</text:p>
          </table:table-cell>
          <table:table-cell table:style-name="ce12" office:value-type="float" office:value="0.0356186">
            <text:p>3.56E-002</text:p>
          </table:table-cell>
          <table:table-cell table:style-name="ce12" office:value-type="float" office:value="0.0137498">
            <text:p>1.37E-002</text:p>
          </table:table-cell>
          <table:table-cell table:style-name="ce12" office:value-type="float" office:value="0.0134384">
            <text:p>1.34E-002</text:p>
          </table:table-cell>
          <table:table-cell table:style-name="ce12" office:value-type="float" office:value="0.0722057">
            <text:p>7.22E-002</text:p>
          </table:table-cell>
          <table:table-cell table:style-name="ce23" office:value-type="float" office:value="0.0192086">
            <text:p>1.92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4" table:number-columns-spanned="3" table:number-rows-spanned="1"/>
          <table:covered-table-cell table:style-name="ce28"/>
          <table:covered-table-cell table:style-name="ce28"/>
          <table:table-cell table:style-name="ce29"/>
          <table:table-cell table:style-name="ce24" table:number-columns-spanned="3" table:number-rows-spanned="1"/>
          <table:covered-table-cell table:style-name="ce28"/>
          <table:covered-table-cell table:style-name="ce28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 table:style-name="ce19" table:number-columns-spanned="3" table:number-rows-spanned="1"/>
          <table:covered-table-cell/>
          <table:covered-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4" table:end-x="0.5091in" table:end-y="0.0728in" draw:z-index="1" draw:style-name="gr1" svg:width="4.7602in" svg:height="3.1157in" svg:x="0.7591in" svg:y="0.1449in">
              <draw:object draw:notify-on-update-of-ranges="Sheet1.K5:Sheet1.K5 Sheet1.K6:Sheet1.K12 Sheet1.A6:Sheet1.A12 Sheet1.N5:Sheet1.N5 Sheet1.N6:Sheet1.N12 Sheet1.A6:Sheet1.A12 Sheet1.Q5:Sheet1.Q5 Sheet1.Q6:Sheet1.Q12 Sheet1.A6:Sheet1.A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5" table:end-x="0.6803in" table:end-y="0.0437in" draw:z-index="2" draw:style-name="gr1" svg:width="3.5744in" svg:height="3.2543in" svg:x="0.6622in" svg:y="0.1543in">
              <draw:object draw:notify-on-update-of-ranges="Sheet1.T5:Sheet1.T5 Sheet1.T6:Sheet1.T12 Sheet1.A6:Sheet1.A12 Sheet1.W5:Sheet1.W5 Sheet1.W6:Sheet1.W12 Sheet1.A6:Sheet1.A12 Sheet1.Z5:Sheet1.Z5 Sheet1.Z6:Sheet1.Z12 Sheet1.A6:Sheet1.A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6" table:end-x="0.5894in" table:end-y="0.0307in" draw:z-index="0" draw:style-name="gr1" svg:width="3.174in" svg:height="3.2504in" svg:x="0.011in" svg:y="0.1457in">
              <draw:object draw:notify-on-update-of-ranges="Sheet1.B5:Sheet1.B5 Sheet1.B6:Sheet1.B12 Sheet1.A6:Sheet1.A12 Sheet1.E5:Sheet1.E5 Sheet1.E6:Sheet1.E12 Sheet1.A6:Sheet1.A12 Sheet1.H5:Sheet1.H5 Sheet1.H6:Sheet1.H12 Sheet1.A6:Sheet1.A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5" table:end-x="0.5783in" table:end-y="0.065in" draw:z-index="3" draw:style-name="gr1" svg:width="3.174in" svg:height="3.2504in" svg:x="0in" svg:y="0.0024in">
              <draw:object draw:notify-on-update-of-ranges="Sheet1.C5:Sheet1.C5 Sheet1.C6:Sheet1.C12 Sheet1.A6:Sheet1.A12 Sheet1.F5:Sheet1.F5 Sheet1.F6:Sheet1.F12 Sheet1.A6:Sheet1.A12 Sheet1.I5:Sheet1.I5 Sheet1.I6:Sheet1.I12 Sheet1.A6:Sheet1.A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4" table:end-x="0.4551in" table:end-y="0.1067in" draw:z-index="4" draw:style-name="gr1" svg:width="4.7602in" svg:height="3.1157in" svg:x="0.0146in" svg:y="0.002in">
              <draw:object draw:notify-on-update-of-ranges="Sheet1.L5:Sheet1.L5 Sheet1.L6:Sheet1.L12 Sheet1.A6:Sheet1.A12 Sheet1.O5:Sheet1.O5 Sheet1.O6:Sheet1.O12 Sheet1.A6:Sheet1.A12 Sheet1.R5:Sheet1.R5 Sheet1.R6:Sheet1.R12 Sheet1.A6:Sheet1.A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5" table:end-x="0.0654in" table:end-y="0.1315in" draw:z-index="5" draw:style-name="gr1" svg:width="3.5748in" svg:height="3.2543in" svg:x="0.0465in" svg:y="0.065in">
              <draw:object draw:notify-on-update-of-ranges="Sheet1.U5:Sheet1.U5 Sheet1.U6:Sheet1.U12 Sheet1.A6:Sheet1.A12 Sheet1.X5:Sheet1.X5 Sheet1.X6:Sheet1.X12 Sheet1.A6:Sheet1.A12 Sheet1.AA5:Sheet1.AA5 Sheet1.AA6:Sheet1.AA12 Sheet1.A6:Sheet1.A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5" table:end-x="0.5783in" table:end-y="0.0693in" draw:z-index="6" draw:style-name="gr1" svg:width="3.174in" svg:height="3.2504in" svg:x="0in" svg:y="0.0071in">
              <draw:object draw:notify-on-update-of-ranges="Sheet1.D5:Sheet1.D5 Sheet1.D6:Sheet1.D12 Sheet1.A6:Sheet1.A12 Sheet1.G5:Sheet1.G5 Sheet1.G6:Sheet1.G12 Sheet1.A6:Sheet1.A12 Sheet1.J5:Sheet1.J5 Sheet1.J6:Sheet1.J12 Sheet1.A6:Sheet1.A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4" table:end-x="0.4551in" table:end-y="0.1118in" draw:z-index="7" draw:style-name="gr1" svg:width="4.7602in" svg:height="3.1157in" svg:x="0.0146in" svg:y="0.0071in">
              <draw:object draw:notify-on-update-of-ranges="Sheet1.M5:Sheet1.M5 Sheet1.M6:Sheet1.M12 Sheet1.A6:Sheet1.A12 Sheet1.P5:Sheet1.P5 Sheet1.P6:Sheet1.P12 Sheet1.A6:Sheet1.A12 Sheet1.S5:Sheet1.S5 Sheet1.S6:Sheet1.S12 Sheet1.A6:Sheet1.A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6" table:end-x="0.0319in" table:end-y="0.0728in" draw:z-index="8" draw:style-name="gr1" svg:width="3.5748in" svg:height="3.2543in" svg:x="0.013in" svg:y="0.0067in">
              <draw:object draw:notify-on-update-of-ranges="Sheet1.V5:Sheet1.V5 Sheet1.V6:Sheet1.V12 Sheet1.A6:Sheet1.A12 Sheet1.Y5:Sheet1.Y5 Sheet1.Y6:Sheet1.Y12 Sheet1.A6:Sheet1.A12 Sheet1.AB5:Sheet1.AB5 Sheet1.AB6:Sheet1.AB12 Sheet1.A6:Sheet1.A1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09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0-20T09:37:31</dc:date>
    <meta:editing-duration>PT08H12M54S</meta:editing-duration>
    <meta:editing-cycles>39</meta:editing-cycles>
    <meta:generator>OpenOffice.org/3.1$Linux OpenOffice.org_project/310m21$Build-9319</meta:generator>
    <meta:document-statistic meta:table-count="3" meta:cell-count="23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2 Sheet1.A5:Sheet1.B5 Sheet1.E5:Sheet1.E12 Sheet1.H5:Sheet1.H12" chart:data-source-has-labels="row" svg:x="0.238cm" svg:y="0.603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2" chart:label-cell-address="Sheet1.B5:Sheet1.B5" chart:class="chart:scatter">
            <chart:domain table:cell-range-address="Sheet1.A6:Sheet1.A12"/>
            <chart:data-point chart:repeated="7"/>
          </chart:series>
          <chart:series chart:style-name="ch11" chart:values-cell-range-address="Sheet1.E6:Sheet1.E12" chart:label-cell-address="Sheet1.E5:Sheet1.E5" chart:class="chart:scatter">
            <chart:data-point chart:repeated="7"/>
          </chart:series>
          <chart:series chart:style-name="ch12" chart:values-cell-range-address="Sheet1.H6:Sheet1.H12" chart:label-cell-address="Sheet1.H5:Sheet1.H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230456">
                <text:p text:id="Sheet1.B6:Sheet1.B12">0.0230456</text:p>
              </table:table-cell>
              <table:table-cell office:value-type="float" office:value="0.045417">
                <text:p text:id="Sheet1.E6:Sheet1.E12">0.045417</text:p>
              </table:table-cell>
              <table:table-cell office:value-type="float" office:value="0.166777">
                <text:p text:id="Sheet1.H6:Sheet1.H12">0.1667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791914">
                <text:p>0.00791914</text:p>
              </table:table-cell>
              <table:table-cell office:value-type="float" office:value="0.0155264">
                <text:p>0.0155264</text:p>
              </table:table-cell>
              <table:table-cell office:value-type="float" office:value="0.0822132">
                <text:p>0.0822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641288">
                <text:p>0.00641288</text:p>
              </table:table-cell>
              <table:table-cell office:value-type="float" office:value="0.013295">
                <text:p>0.013295</text:p>
              </table:table-cell>
              <table:table-cell office:value-type="float" office:value="0.0726337">
                <text:p>0.0726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775064">
                <text:p>0.00775064</text:p>
              </table:table-cell>
              <table:table-cell office:value-type="float" office:value="0.0151796">
                <text:p>0.0151796</text:p>
              </table:table-cell>
              <table:table-cell office:value-type="float" office:value="0.069567">
                <text:p>0.069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899206">
                <text:p>0.00899206</text:p>
              </table:table-cell>
              <table:table-cell office:value-type="float" office:value="0.0167118">
                <text:p>0.0167118</text:p>
              </table:table-cell>
              <table:table-cell office:value-type="float" office:value="0.0806146">
                <text:p>0.0806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103404">
                <text:p>0.0103404</text:p>
              </table:table-cell>
              <table:table-cell office:value-type="float" office:value="0.0182736">
                <text:p>0.0182736</text:p>
              </table:table-cell>
              <table:table-cell office:value-type="float" office:value="0.085012">
                <text:p>0.085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115887">
                <text:p>0.0115887</text:p>
              </table:table-cell>
              <table:table-cell office:value-type="float" office:value="0.0194631">
                <text:p>0.0194631</text:p>
              </table:table-cell>
              <table:table-cell office:value-type="float" office:value="0.0857849">
                <text:p>0.0857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K5:Sheet1.K12 Sheet1.N5:Sheet1.N12 Sheet1.Q5:Sheet1.Q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2" chart:label-cell-address="Sheet1.K5:Sheet1.K5" chart:class="chart:scatter">
            <chart:domain table:cell-range-address="Sheet1.A6:Sheet1.A12"/>
            <chart:data-point chart:repeated="7"/>
          </chart:series>
          <chart:series chart:style-name="ch8" chart:values-cell-range-address="Sheet1.N6:Sheet1.N12" chart:label-cell-address="Sheet1.N5:Sheet1.N5" chart:class="chart:scatter">
            <chart:data-point chart:repeated="7"/>
          </chart:series>
          <chart:series chart:style-name="ch9" chart:values-cell-range-address="Sheet1.Q6:Sheet1.Q12" chart:label-cell-address="Sheet1.Q5:Sheet1.Q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766373">
                <text:p text:id="Sheet1.K6:Sheet1.K12">0.0766373</text:p>
              </table:table-cell>
              <table:table-cell office:value-type="float" office:value="0.0847725">
                <text:p text:id="Sheet1.N6:Sheet1.N12">0.0847725</text:p>
              </table:table-cell>
              <table:table-cell office:value-type="float" office:value="0.114518">
                <text:p text:id="Sheet1.Q6:Sheet1.Q12">0.1145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26255">
                <text:p>0.0126255</text:p>
              </table:table-cell>
              <table:table-cell office:value-type="float" office:value="0.0129135">
                <text:p>0.0129135</text:p>
              </table:table-cell>
              <table:table-cell office:value-type="float" office:value="0.0182439">
                <text:p>0.0182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277583">
                <text:p>0.00277583</text:p>
              </table:table-cell>
              <table:table-cell office:value-type="float" office:value="0.00418661">
                <text:p>0.00418661</text:p>
              </table:table-cell>
              <table:table-cell office:value-type="float" office:value="0.0105275">
                <text:p>0.0105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806418">
                <text:p>0.00806418</text:p>
              </table:table-cell>
              <table:table-cell office:value-type="float" office:value="0.00927971">
                <text:p>0.00927971</text:p>
              </table:table-cell>
              <table:table-cell office:value-type="float" office:value="0.0179975">
                <text:p>0.0179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524387">
                <text:p>0.00524387</text:p>
              </table:table-cell>
              <table:table-cell office:value-type="float" office:value="0.00619828">
                <text:p>0.00619828</text:p>
              </table:table-cell>
              <table:table-cell office:value-type="float" office:value="0.0115626">
                <text:p>0.0115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38352">
                <text:p>0.0038352</text:p>
              </table:table-cell>
              <table:table-cell office:value-type="float" office:value="0.00500809">
                <text:p>0.00500809</text:p>
              </table:table-cell>
              <table:table-cell office:value-type="float" office:value="0.00980165">
                <text:p>0.00980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652158">
                <text:p>0.00652158</text:p>
              </table:table-cell>
              <table:table-cell office:value-type="float" office:value="0.00831908">
                <text:p>0.00831908</text:p>
              </table:table-cell>
              <table:table-cell office:value-type="float" office:value="0.0141473">
                <text:p>0.0141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2 Sheet1.T5:Sheet1.T12 Sheet1.W5:Sheet1.W12 Sheet1.Z5:Sheet1.Z12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2" chart:label-cell-address="Sheet1.T5:Sheet1.T5" chart:class="chart:scatter">
            <chart:domain table:cell-range-address="Sheet1.A6:Sheet1.A12"/>
            <chart:data-point chart:repeated="7"/>
          </chart:series>
          <chart:series chart:style-name="ch8" chart:values-cell-range-address="Sheet1.W6:Sheet1.W12" chart:label-cell-address="Sheet1.W5:Sheet1.W5" chart:class="chart:scatter">
            <chart:data-point chart:repeated="7"/>
          </chart:series>
          <chart:series chart:style-name="ch9" chart:values-cell-range-address="Sheet1.Z6:Sheet1.Z12" chart:label-cell-address="Sheet1.Z5:Sheet1.Z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10344">
                <text:p text:id="Sheet1.T6:Sheet1.T12">0.010344</text:p>
              </table:table-cell>
              <table:table-cell office:value-type="float" office:value="0.0159236">
                <text:p text:id="Sheet1.W6:Sheet1.W12">0.0159236</text:p>
              </table:table-cell>
              <table:table-cell office:value-type="float" office:value="0.0729801">
                <text:p text:id="Sheet1.Z6:Sheet1.Z12">0.0729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204268">
                <text:p>0.00204268</text:p>
              </table:table-cell>
              <table:table-cell office:value-type="float" office:value="0.00247125">
                <text:p>0.00247125</text:p>
              </table:table-cell>
              <table:table-cell office:value-type="float" office:value="0.00590452">
                <text:p>0.00590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207663">
                <text:p>0.00207663</text:p>
              </table:table-cell>
              <table:table-cell office:value-type="float" office:value="0.002398">
                <text:p>0.002398</text:p>
              </table:table-cell>
              <table:table-cell office:value-type="float" office:value="0.00468256">
                <text:p>0.00468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234568">
                <text:p>0.00234568</text:p>
              </table:table-cell>
              <table:table-cell office:value-type="float" office:value="0.00263699">
                <text:p>0.00263699</text:p>
              </table:table-cell>
              <table:table-cell office:value-type="float" office:value="0.00426261">
                <text:p>0.00426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409493">
                <text:p>0.00409493</text:p>
              </table:table-cell>
              <table:table-cell office:value-type="float" office:value="0.00439021">
                <text:p>0.00439021</text:p>
              </table:table-cell>
              <table:table-cell office:value-type="float" office:value="0.00614291">
                <text:p>0.00614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662521">
                <text:p>0.00662521</text:p>
              </table:table-cell>
              <table:table-cell office:value-type="float" office:value="0.00714908">
                <text:p>0.00714908</text:p>
              </table:table-cell>
              <table:table-cell office:value-type="float" office:value="0.0106328">
                <text:p>0.0106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716611">
                <text:p>0.00716611</text:p>
              </table:table-cell>
              <table:table-cell office:value-type="float" office:value="0.00808696">
                <text:p>0.00808696</text:p>
              </table:table-cell>
              <table:table-cell office:value-type="float" office:value="0.0134384">
                <text:p>0.01343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2 Sheet1.C5:Sheet1.C12 Sheet1.F5:Sheet1.F12 Sheet1.I5:Sheet1.I12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2" chart:label-cell-address="Sheet1.C5:Sheet1.C5" chart:class="chart:scatter">
            <chart:domain table:cell-range-address="Sheet1.A6:Sheet1.A12"/>
            <chart:data-point chart:repeated="7"/>
          </chart:series>
          <chart:series chart:style-name="ch8" chart:values-cell-range-address="Sheet1.F6:Sheet1.F12" chart:label-cell-address="Sheet1.F5:Sheet1.F5" chart:class="chart:scatter">
            <chart:data-point chart:repeated="7"/>
          </chart:series>
          <chart:series chart:style-name="ch9" chart:values-cell-range-address="Sheet1.I6:Sheet1.I12" chart:label-cell-address="Sheet1.I5:Sheet1.I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585082">
                <text:p text:id="Sheet1.C6:Sheet1.C12">0.0585082</text:p>
              </table:table-cell>
              <table:table-cell office:value-type="float" office:value="0.140347">
                <text:p text:id="Sheet1.F6:Sheet1.F12">0.140347</text:p>
              </table:table-cell>
              <table:table-cell office:value-type="float" office:value="0.967906">
                <text:p text:id="Sheet1.I6:Sheet1.I12">0.9679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13311">
                <text:p>0.0213311</text:p>
              </table:table-cell>
              <table:table-cell office:value-type="float" office:value="0.055981">
                <text:p>0.055981</text:p>
              </table:table-cell>
              <table:table-cell office:value-type="float" office:value="0.415737">
                <text:p>0.415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80369">
                <text:p>0.0180369</text:p>
              </table:table-cell>
              <table:table-cell office:value-type="float" office:value="0.0615702">
                <text:p>0.0615702</text:p>
              </table:table-cell>
              <table:table-cell office:value-type="float" office:value="0.529701">
                <text:p>0.52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224244">
                <text:p>0.0224244</text:p>
              </table:table-cell>
              <table:table-cell office:value-type="float" office:value="0.0742668">
                <text:p>0.0742668</text:p>
              </table:table-cell>
              <table:table-cell office:value-type="float" office:value="0.614362">
                <text:p>0.614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265172">
                <text:p>0.0265172</text:p>
              </table:table-cell>
              <table:table-cell office:value-type="float" office:value="0.0818516">
                <text:p>0.0818516</text:p>
              </table:table-cell>
              <table:table-cell office:value-type="float" office:value="0.639007">
                <text:p>0.639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325933">
                <text:p>0.0325933</text:p>
              </table:table-cell>
              <table:table-cell office:value-type="float" office:value="0.0960735">
                <text:p>0.0960735</text:p>
              </table:table-cell>
              <table:table-cell office:value-type="float" office:value="0.701772">
                <text:p>0.701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365263">
                <text:p>0.0365263</text:p>
              </table:table-cell>
              <table:table-cell office:value-type="float" office:value="0.097086">
                <text:p>0.097086</text:p>
              </table:table-cell>
              <table:table-cell office:value-type="float" office:value="0.679004">
                <text:p>0.679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L5:Sheet1.L12 Sheet1.O5:Sheet1.O12 Sheet1.R5:Sheet1.R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2" chart:label-cell-address="Sheet1.L5:Sheet1.L5" chart:class="chart:scatter">
            <chart:domain table:cell-range-address="Sheet1.A6:Sheet1.A12"/>
            <chart:data-point chart:repeated="7"/>
          </chart:series>
          <chart:series chart:style-name="ch8" chart:values-cell-range-address="Sheet1.O6:Sheet1.O12" chart:label-cell-address="Sheet1.O5:Sheet1.O5" chart:class="chart:scatter">
            <chart:data-point chart:repeated="7"/>
          </chart:series>
          <chart:series chart:style-name="ch9" chart:values-cell-range-address="Sheet1.R6:Sheet1.R12" chart:label-cell-address="Sheet1.R5:Sheet1.R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11156">
                <text:p text:id="Sheet1.L6:Sheet1.L12">0.11156</text:p>
              </table:table-cell>
              <table:table-cell office:value-type="float" office:value="0.126051">
                <text:p text:id="Sheet1.O6:Sheet1.O12">0.126051</text:p>
              </table:table-cell>
              <table:table-cell office:value-type="float" office:value="0.200376">
                <text:p text:id="Sheet1.R6:Sheet1.R12">0.2003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59553">
                <text:p>0.0159553</text:p>
              </table:table-cell>
              <table:table-cell office:value-type="float" office:value="0.0179989">
                <text:p>0.0179989</text:p>
              </table:table-cell>
              <table:table-cell office:value-type="float" office:value="0.0331085">
                <text:p>0.0331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673105">
                <text:p>0.00673105</text:p>
              </table:table-cell>
              <table:table-cell office:value-type="float" office:value="0.0111077">
                <text:p>0.0111077</text:p>
              </table:table-cell>
              <table:table-cell office:value-type="float" office:value="0.0303442">
                <text:p>0.0303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27526">
                <text:p>0.0127526</text:p>
              </table:table-cell>
              <table:table-cell office:value-type="float" office:value="0.0178928">
                <text:p>0.0178928</text:p>
              </table:table-cell>
              <table:table-cell office:value-type="float" office:value="0.0474316">
                <text:p>0.0474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114352">
                <text:p>0.0114352</text:p>
              </table:table-cell>
              <table:table-cell office:value-type="float" office:value="0.0138891">
                <text:p>0.0138891</text:p>
              </table:table-cell>
              <table:table-cell office:value-type="float" office:value="0.0274966">
                <text:p>0.0274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102224">
                <text:p>0.0102224</text:p>
              </table:table-cell>
              <table:table-cell office:value-type="float" office:value="0.0151596">
                <text:p>0.0151596</text:p>
              </table:table-cell>
              <table:table-cell office:value-type="float" office:value="0.0326553">
                <text:p>0.0326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120018">
                <text:p>0.0120018</text:p>
              </table:table-cell>
              <table:table-cell office:value-type="float" office:value="0.0167566">
                <text:p>0.0167566</text:p>
              </table:table-cell>
              <table:table-cell office:value-type="float" office:value="0.0404455">
                <text:p>0.0404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2 Sheet1.U5:Sheet1.U12 Sheet1.X5:Sheet1.X12 Sheet1.AA5:Sheet1.AA12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2" chart:label-cell-address="Sheet1.U5:Sheet1.U5" chart:class="chart:scatter">
            <chart:domain table:cell-range-address="Sheet1.A6:Sheet1.A12"/>
            <chart:data-point chart:repeated="7"/>
          </chart:series>
          <chart:series chart:style-name="ch8" chart:values-cell-range-address="Sheet1.X6:Sheet1.X12" chart:label-cell-address="Sheet1.X5:Sheet1.X5" chart:class="chart:scatter">
            <chart:data-point chart:repeated="7"/>
          </chart:series>
          <chart:series chart:style-name="ch9" chart:values-cell-range-address="Sheet1.AA6:Sheet1.AA12" chart:label-cell-address="Sheet1.AA5:Sheet1.A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603956">
                <text:p text:id="Sheet1.U6:Sheet1.U12">0.0603956</text:p>
              </table:table-cell>
              <table:table-cell office:value-type="float" office:value="0.0830165">
                <text:p text:id="Sheet1.X6:Sheet1.X12">0.0830165</text:p>
              </table:table-cell>
              <table:table-cell office:value-type="float" office:value="0.358296">
                <text:p text:id="Sheet1.AA6:Sheet1.AA12">0.3582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29638">
                <text:p>0.0129638</text:p>
              </table:table-cell>
              <table:table-cell office:value-type="float" office:value="0.0155118">
                <text:p>0.0155118</text:p>
              </table:table-cell>
              <table:table-cell office:value-type="float" office:value="0.0422651">
                <text:p>0.042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620861">
                <text:p>0.00620861</text:p>
              </table:table-cell>
              <table:table-cell office:value-type="float" office:value="0.0102767">
                <text:p>0.0102767</text:p>
              </table:table-cell>
              <table:table-cell office:value-type="float" office:value="0.034529">
                <text:p>0.034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789806">
                <text:p>0.00789806</text:p>
              </table:table-cell>
              <table:table-cell office:value-type="float" office:value="0.011164">
                <text:p>0.011164</text:p>
              </table:table-cell>
              <table:table-cell office:value-type="float" office:value="0.0317714">
                <text:p>0.0317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128254">
                <text:p>0.0128254</text:p>
              </table:table-cell>
              <table:table-cell office:value-type="float" office:value="0.016484">
                <text:p>0.016484</text:p>
              </table:table-cell>
              <table:table-cell office:value-type="float" office:value="0.0370892">
                <text:p>0.0370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233504">
                <text:p>0.0233504</text:p>
              </table:table-cell>
              <table:table-cell office:value-type="float" office:value="0.0285392">
                <text:p>0.0285392</text:p>
              </table:table-cell>
              <table:table-cell office:value-type="float" office:value="0.0593195">
                <text:p>0.0593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281736">
                <text:p>0.0281736</text:p>
              </table:table-cell>
              <table:table-cell office:value-type="float" office:value="0.0356186">
                <text:p>0.0356186</text:p>
              </table:table-cell>
              <table:table-cell office:value-type="float" office:value="0.0722057">
                <text:p>0.07220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2 Sheet1.D5:Sheet1.D12 Sheet1.G5:Sheet1.G12 Sheet1.J5:Sheet1.J12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2" chart:label-cell-address="Sheet1.D5:Sheet1.D5" chart:class="chart:scatter">
            <chart:domain table:cell-range-address="Sheet1.A6:Sheet1.A12"/>
            <chart:data-point chart:repeated="7"/>
          </chart:series>
          <chart:series chart:style-name="ch8" chart:values-cell-range-address="Sheet1.G6:Sheet1.G12" chart:label-cell-address="Sheet1.G5:Sheet1.G5" chart:class="chart:scatter">
            <chart:data-point chart:repeated="7"/>
          </chart:series>
          <chart:series chart:style-name="ch9" chart:values-cell-range-address="Sheet1.J6:Sheet1.J12" chart:label-cell-address="Sheet1.J5:Sheet1.J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342358">
                <text:p text:id="Sheet1.D6:Sheet1.D12">0.0342358</text:p>
              </table:table-cell>
              <table:table-cell office:value-type="float" office:value="0.0871195">
                <text:p text:id="Sheet1.G6:Sheet1.G12">0.0871195</text:p>
              </table:table-cell>
              <table:table-cell office:value-type="float" office:value="0.454877">
                <text:p text:id="Sheet1.J6:Sheet1.J12">0.454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13685">
                <text:p>0.0113685</text:p>
              </table:table-cell>
              <table:table-cell office:value-type="float" office:value="0.0302929">
                <text:p>0.0302929</text:p>
              </table:table-cell>
              <table:table-cell office:value-type="float" office:value="0.269582">
                <text:p>0.269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15914">
                <text:p>0.0115914</text:p>
              </table:table-cell>
              <table:table-cell office:value-type="float" office:value="0.0350714">
                <text:p>0.0350714</text:p>
              </table:table-cell>
              <table:table-cell office:value-type="float" office:value="0.327096">
                <text:p>0.327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43429">
                <text:p>0.0143429</text:p>
              </table:table-cell>
              <table:table-cell office:value-type="float" office:value="0.0395739">
                <text:p>0.0395739</text:p>
              </table:table-cell>
              <table:table-cell office:value-type="float" office:value="0.349668">
                <text:p>0.349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148855">
                <text:p>0.0148855</text:p>
              </table:table-cell>
              <table:table-cell office:value-type="float" office:value="0.0349844">
                <text:p>0.0349844</text:p>
              </table:table-cell>
              <table:table-cell office:value-type="float" office:value="0.231057">
                <text:p>0.231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166773">
                <text:p>0.0166773</text:p>
              </table:table-cell>
              <table:table-cell office:value-type="float" office:value="0.0390633">
                <text:p>0.0390633</text:p>
              </table:table-cell>
              <table:table-cell office:value-type="float" office:value="0.257007">
                <text:p>0.257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185032">
                <text:p>0.0185032</text:p>
              </table:table-cell>
              <table:table-cell office:value-type="float" office:value="0.0415228">
                <text:p>0.0415228</text:p>
              </table:table-cell>
              <table:table-cell office:value-type="float" office:value="0.276684">
                <text:p>0.2766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M5:Sheet1.M12 Sheet1.P5:Sheet1.P12 Sheet1.S5:Sheet1.S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2" chart:label-cell-address="Sheet1.M5:Sheet1.M5" chart:class="chart:scatter">
            <chart:domain table:cell-range-address="Sheet1.A6:Sheet1.A12"/>
            <chart:data-point chart:repeated="7"/>
          </chart:series>
          <chart:series chart:style-name="ch8" chart:values-cell-range-address="Sheet1.P6:Sheet1.P12" chart:label-cell-address="Sheet1.P5:Sheet1.P5" chart:class="chart:scatter">
            <chart:data-point chart:repeated="7"/>
          </chart:series>
          <chart:series chart:style-name="ch9" chart:values-cell-range-address="Sheet1.S6:Sheet1.S12" chart:label-cell-address="Sheet1.S5:Sheet1.S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526639">
                <text:p text:id="Sheet1.M6:Sheet1.M12">0.0526639</text:p>
              </table:table-cell>
              <table:table-cell office:value-type="float" office:value="0.056686">
                <text:p text:id="Sheet1.P6:Sheet1.P12">0.056686</text:p>
              </table:table-cell>
              <table:table-cell office:value-type="float" office:value="0.0872812">
                <text:p text:id="Sheet1.S6:Sheet1.S12">0.08728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38157">
                <text:p>0.00938157</text:p>
              </table:table-cell>
              <table:table-cell office:value-type="float" office:value="0.0106173">
                <text:p>0.0106173</text:p>
              </table:table-cell>
              <table:table-cell office:value-type="float" office:value="0.0269043">
                <text:p>0.0269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210907">
                <text:p>0.00210907</text:p>
              </table:table-cell>
              <table:table-cell office:value-type="float" office:value="0.0030017">
                <text:p>0.0030017</text:p>
              </table:table-cell>
              <table:table-cell office:value-type="float" office:value="0.00739237">
                <text:p>0.00739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584227">
                <text:p>0.00584227</text:p>
              </table:table-cell>
              <table:table-cell office:value-type="float" office:value="0.00651405">
                <text:p>0.00651405</text:p>
              </table:table-cell>
              <table:table-cell office:value-type="float" office:value="0.0125341">
                <text:p>0.0125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457691">
                <text:p>0.00457691</text:p>
              </table:table-cell>
              <table:table-cell office:value-type="float" office:value="0.0049863">
                <text:p>0.0049863</text:p>
              </table:table-cell>
              <table:table-cell office:value-type="float" office:value="0.0082697">
                <text:p>0.0082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284364">
                <text:p>0.00284364</text:p>
              </table:table-cell>
              <table:table-cell office:value-type="float" office:value="0.00346015">
                <text:p>0.00346015</text:p>
              </table:table-cell>
              <table:table-cell office:value-type="float" office:value="0.00722611">
                <text:p>0.00722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525034">
                <text:p>0.00525034</text:p>
              </table:table-cell>
              <table:table-cell office:value-type="float" office:value="0.00579159">
                <text:p>0.00579159</text:p>
              </table:table-cell>
              <table:table-cell office:value-type="float" office:value="0.00916482">
                <text:p>0.009164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2 Sheet1.V5:Sheet1.V12 Sheet1.Y5:Sheet1.Y12 Sheet1.AB5:Sheet1.AB12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2" chart:label-cell-address="Sheet1.V5:Sheet1.V5" chart:class="chart:scatter">
            <chart:domain table:cell-range-address="Sheet1.A6:Sheet1.A12"/>
            <chart:data-point chart:repeated="7"/>
          </chart:series>
          <chart:series chart:style-name="ch8" chart:values-cell-range-address="Sheet1.Y6:Sheet1.Y12" chart:label-cell-address="Sheet1.Y5:Sheet1.Y5" chart:class="chart:scatter">
            <chart:data-point chart:repeated="7"/>
          </chart:series>
          <chart:series chart:style-name="ch9" chart:values-cell-range-address="Sheet1.AB6:Sheet1.AB12" chart:label-cell-address="Sheet1.AB5:Sheet1.AB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300673">
                <text:p text:id="Sheet1.V6:Sheet1.V12">0.0300673</text:p>
              </table:table-cell>
              <table:table-cell office:value-type="float" office:value="0.0392491">
                <text:p text:id="Sheet1.Y6:Sheet1.Y12">0.0392491</text:p>
              </table:table-cell>
              <table:table-cell office:value-type="float" office:value="0.161608">
                <text:p text:id="Sheet1.AB6:Sheet1.AB12">0.1616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652373">
                <text:p>0.00652373</text:p>
              </table:table-cell>
              <table:table-cell office:value-type="float" office:value="0.00770666">
                <text:p>0.00770666</text:p>
              </table:table-cell>
              <table:table-cell office:value-type="float" office:value="0.0223743">
                <text:p>0.0223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493957">
                <text:p>0.00493957</text:p>
              </table:table-cell>
              <table:table-cell office:value-type="float" office:value="0.00701301">
                <text:p>0.00701301</text:p>
              </table:table-cell>
              <table:table-cell office:value-type="float" office:value="0.0194266">
                <text:p>0.0194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769894">
                <text:p>0.00769894</text:p>
              </table:table-cell>
              <table:table-cell office:value-type="float" office:value="0.00988637">
                <text:p>0.00988637</text:p>
              </table:table-cell>
              <table:table-cell office:value-type="float" office:value="0.0214845">
                <text:p>0.0214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870748">
                <text:p>0.00870748</text:p>
              </table:table-cell>
              <table:table-cell office:value-type="float" office:value="0.0106589">
                <text:p>0.0106589</text:p>
              </table:table-cell>
              <table:table-cell office:value-type="float" office:value="0.0245169">
                <text:p>0.0245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986325">
                <text:p>0.00986325</text:p>
              </table:table-cell>
              <table:table-cell office:value-type="float" office:value="0.0104727">
                <text:p>0.0104727</text:p>
              </table:table-cell>
              <table:table-cell office:value-type="float" office:value="0.0188095">
                <text:p>0.0188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127253">
                <text:p>0.0127253</text:p>
              </table:table-cell>
              <table:table-cell office:value-type="float" office:value="0.0137498">
                <text:p>0.0137498</text:p>
              </table:table-cell>
              <table:table-cell office:value-type="float" office:value="0.0192086">
                <text:p>0.01920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